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fe0" officeooo:paragraph-rsid="001f2f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VM:</text:p>
      <text:p text:style-name="Standard"/>
      <text:p text:style-name="Standard">http://177.44.248.30/PetShop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8:54:15.552904483</meta:creation-date>
    <dc:date>2023-05-03T08:54:52.536734391</dc:date>
    <meta:editing-duration>PT37S</meta:editing-duration>
    <meta:editing-cycles>1</meta:editing-cycles>
    <meta:document-statistic meta:table-count="0" meta:image-count="0" meta:object-count="0" meta:page-count="1" meta:paragraph-count="2" meta:word-count="4" meta:character-count="52" meta:non-whitespace-character-count="50"/>
    <meta:generator>LibreOffice/7.3.7.2$Linux_X86_64 LibreOffice_project/30$Build-2</meta:generator>
  </office:meta>
</office:document-meta>
</file>